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.991cm" style:rel-column-width="7680*"/>
    </style:style>
    <style:style style:name="表格1.B" style:family="table-column">
      <style:table-column-properties style:column-width="2.919cm" style:rel-column-width="11255*"/>
    </style:style>
    <style:style style:name="表格1.C" style:family="table-column">
      <style:table-column-properties style:column-width="12.088cm" style:rel-column-width="46599*"/>
    </style:style>
    <style:style style:name="表格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B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表格1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表格1.B3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表格1.C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  <style:style style:name="P2" style:family="paragraph" style:parent-style-name="Table_20_Contents">
      <style:text-properties style:font-name-asian="標楷體"/>
    </style:style>
    <style:style style:name="P3" style:family="paragraph" style:parent-style-name="Table_20_Contents">
      <style:paragraph-properties fo:text-align="center" style:justify-single-word="false"/>
      <style:text-properties style:font-name-asian="標楷體"/>
    </style:style>
    <style:style style:name="P4" style:family="paragraph" style:parent-style-name="Table_20_Contents">
      <style:text-properties style:font-name="Comic Sans MS" officeooo:rsid="00041bbb" officeooo:paragraph-rsid="00041bbb" style:font-name-asian="Comic Sans MS"/>
    </style:style>
    <style:style style:name="P5" style:family="paragraph" style:parent-style-name="Table_20_Contents">
      <style:paragraph-properties fo:margin-top="0cm" fo:margin-bottom="0.097cm" style:contextual-spacing="false"/>
    </style:style>
    <style:style style:name="P6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1" style:font-weight-asian="bold"/>
    </style:style>
    <style:style style:name="P7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1"/>
    </style:style>
    <style:style style:name="P8" style:family="paragraph" style:parent-style-name="Table_20_Contents">
      <style:paragraph-properties fo:margin-top="0cm" fo:margin-bottom="0.097cm" style:contextual-spacing="false"/>
      <style:text-properties style:font-name="Comic Sans MS1" fo:language="en" fo:country="US"/>
    </style:style>
    <style:style style:name="T1" style:family="text">
      <style:text-properties style:font-name-asian="標楷體1"/>
    </style:style>
    <style:style style:name="T2" style:family="text">
      <style:text-properties style:font-name="Liberation Serif1" fo:language="en" fo:country="US"/>
    </style:style>
    <style:style style:name="T3" style:family="text">
      <style:text-properties style:font-name="Liberation Serif1" fo:language="en" fo:country="US" style:font-name-asian="標楷體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四階魔方公式</text:span><text:span text:style-name="T2">--</text:span><text:span text:style-name="T3">特殊狀況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1930953015856">
          <table:table-cell table:style-name="表格1.A1" office:value-type="string">
            <text:p text:style-name="P6">說明</text:p>
          </table:table-cell>
          <table:table-cell table:style-name="表格1.A1" office:value-type="string">
            <text:p text:style-name="P6">圖示</text:p>
          </table:table-cell>
          <table:table-cell table:style-name="表格1.C1" office:value-type="string">
            <text:p text:style-name="P6">解法</text:p>
          </table:table-cell>
        </table:table-row>
        <table:table-row table:style-name="TableLine1930953015856">
          <table:table-cell table:style-name="表格1.A2" office:value-type="string">
            <text:p text:style-name="P7">單邊反轉</text:p>
          </table:table-cell>
          <table:table-cell table:style-name="表格1.B2" office:value-type="string">
            <text:p text:style-name="P5"/>
          </table:table-cell>
          <table:table-cell table:style-name="表格1.C2" office:value-type="string">
            <text:p text:style-name="P8">Rw U2 Rw’ U2 Rw U2 Rw U2 Lw’ U2 Rw U2 Rw’ U2 x’ U2 Rw2 U2</text:p>
          </table:table-cell>
        </table:table-row>
        <table:table-row table:style-name="TableLine1930953015856">
          <table:table-cell table:style-name="表格1.A2" office:value-type="string">
            <text:p text:style-name="P7">對邊互換</text:p>
          </table:table-cell>
          <table:table-cell table:style-name="表格1.B3" office:value-type="string">
            <text:p text:style-name="P5"/>
          </table:table-cell>
          <table:table-cell table:style-name="表格1.C3" office:value-type="string">
            <text:p text:style-name="P8">Rw2 R2 U2 Rw2 R2 Uw2 Rw2 R2 Uw2 U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5:39.736000000</dc:date>
    <meta:editing-duration>PT3M31S</meta:editing-duration>
    <meta:editing-cycles>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8" meta:word-count="53" meta:character-count="117" meta:non-whitespace-character-count="91"/>
  </office:meta>
</office:document-meta>
</file>